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0c4a" officeooo:paragraph-rsid="00180c4a"/>
    </style:style>
    <style:style style:name="P2" style:family="paragraph" style:parent-style-name="Standard">
      <style:text-properties officeooo:rsid="00180c4a" officeooo:paragraph-rsid="00180c4a"/>
    </style:style>
    <style:style style:name="P3" style:family="paragraph" style:parent-style-name="Heading_20_1">
      <style:text-properties officeooo:rsid="00180c4a" officeooo:paragraph-rsid="00180c4a"/>
    </style:style>
    <style:style style:name="P4" style:family="paragraph" style:parent-style-name="Heading_20_1">
      <style:text-properties officeooo:paragraph-rsid="00180c4a"/>
    </style:style>
    <style:style style:name="P5" style:family="paragraph" style:parent-style-name="Heading_20_2">
      <style:text-properties officeooo:rsid="00180c4a" officeooo:paragraph-rsid="00180c4a"/>
    </style:style>
    <style:style style:name="P6" style:family="paragraph" style:parent-style-name="Heading_20_2">
      <style:text-properties officeooo:paragraph-rsid="00180c4a"/>
    </style:style>
    <style:style style:name="P7" style:family="paragraph" style:parent-style-name="Heading_20_3">
      <style:text-properties officeooo:paragraph-rsid="00180c4a"/>
    </style:style>
    <style:style style:name="T1" style:family="text">
      <style:text-properties officeooo:rsid="00180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biblio" text:table-type="table" text:column-name="Author" text:database-name="Bibliography">&lt;Author&gt;</text:database-display></text:p>
      <text:p text:style-name="Standard"><text:database-display text:table-name="biblio" text:table-type="table" text:column-name="Booktitle" text:database-name="Bibliography">&lt;Booktitle&gt;</text:database-display></text:p>
      <text:p text:style-name="Standard"><text:database-display text:table-name="biblio" text:table-type="table" text:column-name="ISBN" text:database-name="Bibliography">&lt;ISBN&gt;</text:database-display></text:p>
      <text:p text:style-name="Standard"/>
      <text:p text:style-name="P2">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</text:p>
      <text:h text:style-name="P4" text:outline-level="1"><text:span text:style-name="T1">Header 1</text:span></text:h>
      <text:p text:style-name="P2">jdjvj k k k k lvfkfdjjfbflk kmjzshjvjlnkl;njkln jkln <text:s/>jln <text:s/>jdjlzl jk hjkb ohbrdjln jln jn bnhjkbhjkbvjb <text:s/>hjkbshvuhjfdz. </text:p>
      <text:h text:style-name="P6" text:outline-level="2"><text:span text:style-name="T1">Header 2</text:span></text:h>
      <text:p text:style-name="P2">jdjvj k k k k lvfkfdjjfbflk kmjzshjvjlnkl;njkln jkln <text:s/>jln <text:s/>jdjlzl jk hjkb ohbrdjln jln jn bnhjkbhjkbvjb <text:s/>hjkbshvuhjfdz. </text:p>
      <text:h text:style-name="P5" text:outline-level="2">Header 2</text:h>
      <text:p text:style-name="P2">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</text:p>
      <text:h text:style-name="P3" text:outline-level="1">Header 1</text:h>
      <text:h text:style-name="Heading_20_2" text:outline-level="2">Header <text:span text:style-name="T1">2</text:span></text:h>
      <text:h text:style-name="P7" text:outline-level="3"><text:span text:style-name="T1">Header 3</text:span></text:h>
      <text:h text:style-name="Heading_20_3" text:outline-level="3">Header 3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zek Kubrak</meta:initial-creator>
    <meta:creation-date>2014-05-12T17:52:49.686000000</meta:creation-date>
    <dc:date>2014-05-12T17:56:16.801000000</dc:date>
    <dc:creator>Leszek Kubrak</dc:creator>
    <meta:editing-duration>PT1M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4" meta:word-count="143" meta:character-count="942" meta:non-whitespace-character-count="795"/>
  </office:meta>
</office:document-meta>
</file>